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fo:margin-top="0cm" fo:margin-bottom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</office:automatic-styles>
  <office:body>
    <office:text>
      <text:p text:style-name="P1"><text:span text:style-name="T1_1">Pelin</text:span><text:span text:style-name="T1_2"><text:s/></text:span><text:span text:style-name="T1_3">nimi</text:span></text:p>
      <text:list text:style-name="LS1" xml:id="list0">
        <text:list-item>
          <text:p text:style-name="P2"><text:span text:style-name="T2_1">Pelillä</text:span><text:span text:style-name="T2_2"><text:s/></text:span><text:span text:style-name="T2_3">on</text:span><text:span text:style-name="T2_4"><text:s/></text:span><text:span text:style-name="T2_5">nimi</text:span><text:span text:style-name="T2_6">,<text:s/></text:span><text:span text:style-name="T2_7">jep</text:span></text:p>
        </text:list-item>
      </text:list>
      <text:p text:style-name="P3"/>
      <text:p text:style-name="P4"><text:span text:style-name="T4_1">Lyhyt</text:span><text:span text:style-name="T4_2"><text:s/></text:span><text:span text:style-name="T4_3">kuvaus</text:span></text:p>
      <text:list text:style-name="LS2" xml:id="list1">
        <text:list-item>
          <text:p text:style-name="P5"><text:span text:style-name="T5_1">Vuoropohjainen</text:span><text:span text:style-name="T5_2"><text:s/></text:span><text:span text:style-name="T5_3">managerointi</text:span></text:p>
        </text:list-item>
        <text:list-item>
          <text:p text:style-name="P6"><text:span text:style-name="T6_1">pelaaja</text:span><text:span text:style-name="T6_2"><text:s/></text:span><text:span text:style-name="T6_3">manageroi</text:span><text:span text:style-name="T6_4"><text:s/></text:span><text:span text:style-name="T6_5">jotain</text:span><text:span text:style-name="T6_6"><text:s/></text:span><text:span text:style-name="T6_7">avaruusjollaansa</text:span><text:span text:style-name="T6_8">,<text:s/></text:span><text:span text:style-name="T6_9">ja</text:span><text:span text:style-name="T6_10"><text:s/></text:span><text:span text:style-name="T6_11">sen</text:span><text:span text:style-name="T6_12"><text:s/></text:span><text:span text:style-name="T6_13">miehistöä</text:span></text:p>
        </text:list-item>
        <text:list-item>
          <text:p text:style-name="P7"><text:span text:style-name="T7_1">pelissä</text:span><text:span text:style-name="T7_2"><text:s/></text:span><text:span text:style-name="T7_3">on</text:span><text:span text:style-name="T7_4"><text:s/></text:span><text:span text:style-name="T7_5">ideakin</text:span></text:p>
        </text:list-item>
        <text:list-item>
          <text:p text:style-name="P8"><text:span text:style-name="T8_1">siirrot</text:span><text:span text:style-name="T8_2"><text:s/></text:span><text:span text:style-name="T8_3">valitaan</text:span><text:span text:style-name="T8_4"><text:s/></text:span><text:span text:style-name="T8_5">etukäteen</text:span><text:span text:style-name="T8_6">,<text:s/></text:span><text:span text:style-name="T8_7">ja</text:span><text:span text:style-name="T8_8"><text:s/></text:span><text:span text:style-name="T8_9">tämän</text:span><text:span text:style-name="T8_10"><text:s/></text:span><text:span text:style-name="T8_11">jälkeen</text:span><text:span text:style-name="T8_12"><text:s/></text:span><text:span text:style-name="T8_13">vuorot</text:span><text:span text:style-name="T8_14"><text:s/></text:span><text:span text:style-name="T8_15">toteutuvat</text:span><text:span text:style-name="T8_16"><text:s/></text:span><text:span text:style-name="T8_17">samanaikaisesti</text:span><text:span text:style-name="T8_18"><text:s/></text:span><text:span text:style-name="T8_19">vastustajan</text:span><text:span text:style-name="T8_20"><text:s/></text:span><text:span text:style-name="T8_21">kerä</text:span></text:p>
        </text:list-item>
        <text:list-item>
          <text:p text:style-name="P9"><text:span text:style-name="T9_1">peli</text:span><text:span text:style-name="T9_2"><text:s/></text:span><text:span text:style-name="T9_3">ei</text:span><text:span text:style-name="T9_4"><text:s/></text:span><text:span text:style-name="T9_5">ole</text:span><text:span text:style-name="T9_6"><text:s/></text:span><text:span text:style-name="T9_7">myytäväksi</text:span></text:p>
        </text:list-item>
      </text:list>
      <text:p text:style-name="P10"/>
      <text:p text:style-name="P11"><text:span text:style-name="T11_1">Tuotannon</text:span><text:span text:style-name="T11_2"><text:s/></text:span><text:span text:style-name="T11_3">perustelu</text:span></text:p>
      <text:list text:style-name="LS3" xml:id="list6">
        <text:list-item>
          <text:p text:style-name="P12"><text:span text:style-name="T12_1">kim</text:span><text:span text:style-name="T12_2"><text:s/></text:span><text:span text:style-name="T12_3">jong</text:span><text:span text:style-name="T12_4"><text:s/></text:span><text:span text:style-name="T12_5">un</text:span><text:span text:style-name="T12_6"><text:s/></text:span><text:span text:style-name="T12_7">sekä</text:span><text:span text:style-name="T12_8"><text:s/></text:span><text:span text:style-name="T12_9">il</text:span><text:span text:style-name="T12_10"><text:s/></text:span><text:span text:style-name="T12_11">näkivät</text:span><text:span text:style-name="T12_12"><text:s/></text:span><text:span text:style-name="T12_13">tulevaisuuteen</text:span><text:span text:style-name="T12_14"><text:s/></text:span><text:span text:style-name="T12_15">ja</text:span><text:span text:style-name="T12_16"><text:s/></text:span><text:span text:style-name="T12_17">kehuivat</text:span></text:p>
        </text:list-item>
        <text:list-item>
          <text:p text:style-name="P13"><text:span text:style-name="T13_1">kehittäjä</text:span><text:span text:style-name="T13_2"><text:s/></text:span><text:span text:style-name="T13_3">pelaili</text:span><text:span text:style-name="T13_4"><text:s/></text:span><text:span text:style-name="T13_5">aikoinaan</text:span><text:span text:style-name="T13_6"><text:s/></text:span><text:span text:style-name="T13_7">paljon</text:span><text:span text:style-name="T13_8"><text:s/></text:span><text:span text:style-name="T13_9">heroes</text:span><text:span text:style-name="T13_10"><text:s/></text:span><text:span text:style-name="T13_11">of</text:span><text:span text:style-name="T13_12"><text:s/></text:span><text:span text:style-name="T13_13">might</text:span><text:span text:style-name="T13_14"><text:s/></text:span><text:span text:style-name="T13_15">and</text:span><text:span text:style-name="T13_16"><text:s/></text:span><text:span text:style-name="T13_17">magic</text:span><text:span text:style-name="T13_18"><text:s/></text:span><text:span text:style-name="T13_19">sekä</text:span><text:span text:style-name="T13_20"><text:s/></text:span><text:span text:style-name="T13_21">areena</text:span><text:span text:style-name="T13_22"><text:s/>-</text:span><text:span text:style-name="T13_23">pelejä</text:span></text:p>
        </text:list-item>
        <text:list-item>
          <text:p text:style-name="P14"><text:span text:style-name="T14_1">tuloksia</text:span><text:span text:style-name="T14_2"><text:s/></text:span><text:span text:style-name="T14_3">on</text:span><text:span text:style-name="T14_4"><text:s/></text:span><text:span text:style-name="T14_5">odotettavissa</text:span></text:p>
        </text:list-item>
        <text:list-item>
          <text:p text:style-name="P15"><text:span text:style-name="T15_1">kilpailijoista</text:span><text:span text:style-name="T15_2"><text:s/></text:span><text:span text:style-name="T15_3">on</text:span><text:span text:style-name="T15_4"><text:s/></text:span><text:span text:style-name="T15_5">helppo</text:span><text:span text:style-name="T15_6"><text:s/></text:span><text:span text:style-name="T15_7">poiketa</text:span><text:span text:style-name="T15_8"><text:s/></text:span><text:span text:style-name="T15_9">kun</text:span><text:span text:style-name="T15_10"><text:s/></text:span><text:span text:style-name="T15_11">ei</text:span><text:span text:style-name="T15_12"><text:s/></text:span><text:span text:style-name="T15_13">näitä</text:span><text:span text:style-name="T15_14"><text:s/></text:span><text:span text:style-name="T15_15">suoranaisesti</text:span><text:span text:style-name="T15_16"><text:s/></text:span><text:span text:style-name="T15_17">ole</text:span></text:p>
        </text:list-item>
      </text:list>
      <text:p text:style-name="P16"/>
      <text:p text:style-name="P17"><text:span text:style-name="T17_1">Kohderyhmä</text:span></text:p>
      <text:list text:style-name="LS4" xml:id="list10">
        <text:list-item>
          <text:p text:style-name="P18"><text:span text:style-name="T18_1">taktisten</text:span><text:span text:style-name="T18_2"><text:s/></text:span><text:span text:style-name="T18_3">vuoropohjaisten</text:span><text:span text:style-name="T18_4"><text:s/></text:span><text:span text:style-name="T18_5">pelien</text:span><text:span text:style-name="T18_6"><text:s/></text:span><text:span text:style-name="T18_7">fanit</text:span><text:span text:style-name="T18_8">,<text:s/></text:span><text:span text:style-name="T18_9">vähemmistö</text:span><text:span text:style-name="T18_10"><text:s/></text:span><text:span text:style-name="T18_11">siis</text:span></text:p>
        </text:list-item>
        <text:list-item>
          <text:p text:style-name="P19"><text:span text:style-name="T19_1">tärkeys</text:span><text:span text:style-name="T19_2"><text:s/></text:span><text:span text:style-name="T19_3">on</text:span><text:span text:style-name="T19_4"><text:s/></text:span><text:span text:style-name="T19_5">tärkeää</text:span><text:span text:style-name="T19_6">,<text:s/></text:span><text:span text:style-name="T19_7">siksi</text:span><text:span text:style-name="T19_8"><text:s/></text:span><text:span text:style-name="T19_9">on</text:span><text:span text:style-name="T19_10"><text:s/></text:span><text:span text:style-name="T19_11">tärkeää</text:span><text:span text:style-name="T19_12"><text:s/></text:span><text:span text:style-name="T19_13">tärkeillä</text:span></text:p>
        </text:list-item>
      </text:list>
      <text:p text:style-name="P20"/>
      <text:p text:style-name="P21"><text:span text:style-name="T21_1">Menetelmät</text:span><text:span text:style-name="T21_2">:</text:span></text:p>
      <text:list text:style-name="LS5" xml:id="list12">
        <text:list-item>
          <text:p text:style-name="P22"><text:span text:style-name="T22_1">Peli</text:span><text:span text:style-name="T22_2"><text:s/></text:span><text:span text:style-name="T22_3">toteutetaan</text:span><text:span text:style-name="T22_4"><text:s/></text:span><text:span text:style-name="T22_5">näillä</text:span><text:span text:style-name="T22_6"><text:s/></text:span><text:span text:style-name="T22_7">näkymin</text:span><text:span text:style-name="T22_8"><text:s/></text:span><text:span text:style-name="T22_9">Unityllä</text:span><text:span text:style-name="T22_10">,<text:s/></text:span><text:span text:style-name="T22_11">mahdollisesti</text:span><text:span text:style-name="T22_12"><text:s/></text:span><text:span text:style-name="T22_13">clickteam</text:span><text:span text:style-name="T22_14"><text:s/></text:span><text:span text:style-name="T22_15">fusionilla</text:span><text:span text:style-name="T22_16"><text:s/></text:span><text:span text:style-name="T22_17">jos</text:span><text:span text:style-name="T22_18"><text:s/></text:span><text:span text:style-name="T22_19">ei</text:span><text:span text:style-name="T22_20"><text:s/></text:span><text:span text:style-name="T22_21">unity</text:span><text:span text:style-name="T22_22"><text:s/></text:span><text:span text:style-name="T22_23">luonnistu</text:span><text:span text:style-name="T22_24"><text:s/></text:span><text:span text:style-name="T22_25">tarpeeksi</text:span><text:span text:style-name="T22_26"><text:s/></text:span><text:span text:style-name="T22_27">nopsaan</text:span><text:span text:style-name="T22_28">.</text:span></text:p>
        </text:list-item>
        <text:list-item>
          <text:p text:style-name="P23"><text:span text:style-name="T23_1">PC</text:span><text:span text:style-name="T23_2">,<text:s/></text:span><text:span text:style-name="T23_3">koska</text:span><text:span text:style-name="T23_4"><text:s/></text:span><text:span text:style-name="T23_5">master</text:span><text:span text:style-name="T23_6"><text:s/></text:span><text:span text:style-name="T23_7">race</text:span><text:span text:style-name="T23_8">.<text:s/></text:span><text:span text:style-name="T23_9">Peasanteja</text:span><text:span text:style-name="T23_10"><text:s/></text:span><text:span text:style-name="T23_11">ei</text:span><text:span text:style-name="T23_12"><text:s/></text:span><text:span text:style-name="T23_13">tueta</text:span><text:span text:style-name="T23_14">.</text:span></text:p>
        </text:list-item>
        <text:list-item>
          <text:p text:style-name="P24"><text:span text:style-name="T24_1">Työprosessejakin</text:span><text:span text:style-name="T24_2"><text:s/></text:span><text:span text:style-name="T24_3">on</text:span><text:span text:style-name="T24_4">,<text:s/></text:span><text:span text:style-name="T24_5">työkalut</text:span><text:span text:style-name="T24_6"><text:s/></text:span><text:span text:style-name="T24_7">lienevät</text:span><text:span text:style-name="T24_8"><text:s/></text:span><text:span text:style-name="T24_9">LMMS</text:span><text:span text:style-name="T24_10">,<text:s/></text:span><text:span text:style-name="T24_11">GIMP</text:span><text:span text:style-name="T24_12">,<text:s/></text:span><text:span text:style-name="T24_13">Unity</text:span><text:span text:style-name="T24_14">,<text:s/></text:span><text:span text:style-name="T24_15">Clickteam</text:span><text:span text:style-name="T24_16"><text:s/></text:span><text:span text:style-name="T24_17">Fusion</text:span><text:span text:style-name="T24_18">.</text:span></text:p>
        </text:list-item>
        <text:list-item>
          <text:p text:style-name="P25"><text:span text:style-name="T25_1">Resursseina</text:span><text:span text:style-name="T25_2"><text:s/></text:span><text:span text:style-name="T25_3">tarvitaan</text:span><text:span text:style-name="T25_4"><text:s/></text:span><text:span text:style-name="T25_5">lähinnä</text:span><text:span text:style-name="T25_6"><text:s/></text:span><text:span text:style-name="T25_7">mallikappaleiden</text:span><text:span text:style-name="T25_8"><text:s/></text:span><text:span text:style-name="T25_9">ohella</text:span><text:span text:style-name="T25_10"><text:s/></text:span><text:span text:style-name="T25_11">sekä</text:span><text:span text:style-name="T25_12"><text:s/></text:span><text:span text:style-name="T25_13">aikaa</text:span><text:span text:style-name="T25_14"><text:s/></text:span><text:span text:style-name="T25_15">että</text:span><text:span text:style-name="T25_16"><text:s/></text:span><text:span text:style-name="T25_17">kärsivällisyyttä</text:span><text:span text:style-name="T25_18">.</text:span></text:p>
        </text:list-item>
        <text:list-item>
          <text:p text:style-name="P26"><text:span text:style-name="T26_1">Osaamista</text:span><text:span text:style-name="T26_2"><text:s/></text:span><text:span text:style-name="T26_3">ei</text:span><text:span text:style-name="T26_4"><text:s/></text:span><text:span text:style-name="T26_5">tarvita</text:span><text:span text:style-name="T26_6">,<text:s/></text:span><text:span text:style-name="T26_7">vielä</text:span><text:span text:style-name="T26_8">.</text:span></text:p>
        </text:list-item>
      </text:list>
      <text:p text:style-name="P27"/>
      <text:p text:style-name="P28"><text:span text:style-name="T28_1">Avainideat</text:span><text:span text:style-name="T28_2">:</text:span></text:p>
      <text:list text:style-name="LS6" xml:id="list17">
        <text:list-item>
          <text:p text:style-name="P29"><text:span text:style-name="T29_1">Peli</text:span><text:span text:style-name="T29_2"><text:s/></text:span><text:span text:style-name="T29_3">on</text:span><text:span text:style-name="T29_4"><text:s/></text:span><text:span text:style-name="T29_5">paras</text:span><text:span text:style-name="T29_6"><text:s/></text:span><text:span text:style-name="T29_7">koska</text:span><text:span text:style-name="T29_8"><text:s/></text:span><text:span text:style-name="T29_9">syy</text:span><text:span text:style-name="T29_10">.</text:span></text:p>
        </text:list-item>
        <text:list-item>
          <text:p text:style-name="P30"><text:span text:style-name="T30_1">Pelin</text:span><text:span text:style-name="T30_2"><text:s/></text:span><text:span text:style-name="T30_3">tärkeimmät</text:span><text:span text:style-name="T30_4"><text:s/></text:span><text:span text:style-name="T30_5">ominaisuudet</text:span><text:span text:style-name="T30_6"><text:s/></text:span><text:span text:style-name="T30_7">ovat</text:span><text:span text:style-name="T30_8"><text:s/></text:span><text:span text:style-name="T30_9">käyttöliittymän</text:span><text:span text:style-name="T30_10"><text:s/></text:span><text:span text:style-name="T30_11">selkeys</text:span><text:span text:style-name="T30_12"><text:s/></text:span><text:span text:style-name="T30_13">sekä</text:span><text:span text:style-name="T30_14"><text:s/></text:span><text:span text:style-name="T30_15">monipuolisuus</text:span><text:span text:style-name="T30_16">.<text:s/></text:span><text:span text:style-name="T30_17">Kaikkeen</text:span><text:span text:style-name="T30_18"><text:s/></text:span><text:span text:style-name="T30_19">täytyy</text:span><text:span text:style-name="T30_20"><text:s/></text:span><text:span text:style-name="T30_21">löytyä</text:span><text:span text:style-name="T30_22"><text:s/></text:span><text:span text:style-name="T30_23">vastaus</text:span><text:span text:style-name="T30_24"><text:s/></text:span><text:span text:style-name="T30_25">ilman</text:span><text:span text:style-name="T30_26"><text:s/></text:span><text:span text:style-name="T30_27">manuaalia</text:span><text:span text:style-name="T30_28">.</text:span></text:p>
        </text:list-item>
        <text:list-item>
          <text:p text:style-name="P31"><text:span text:style-name="T31_1">Muita</text:span><text:span text:style-name="T31_2"><text:s/></text:span><text:span text:style-name="T31_3">suoraan</text:span><text:span text:style-name="T31_4"><text:s/></text:span><text:span text:style-name="T31_5">vastaavia</text:span><text:span text:style-name="T31_6"><text:s/></text:span><text:span text:style-name="T31_7">pelejä</text:span><text:span text:style-name="T31_8"><text:s/></text:span><text:span text:style-name="T31_9">en</text:span><text:span text:style-name="T31_10"><text:s/></text:span><text:span text:style-name="T31_11">tiedä</text:span><text:span text:style-name="T31_12">.<text:s/></text:span><text:span text:style-name="T31_13">Areena</text:span><text:span text:style-name="T31_14"><text:s/>5<text:s/></text:span><text:span text:style-name="T31_15">lienee</text:span><text:span text:style-name="T31_16"><text:s/></text:span><text:span text:style-name="T31_17">lähimpänä</text:span><text:span text:style-name="T31_18">,<text:s/></text:span><text:span text:style-name="T31_19">mutta</text:span><text:span text:style-name="T31_20"><text:s/></text:span><text:span text:style-name="T31_21">siinäkin</text:span><text:span text:style-name="T31_22"><text:s/></text:span><text:span text:style-name="T31_23">pelaaminen</text:span><text:span text:style-name="T31_24"><text:s/></text:span><text:span text:style-name="T31_25">on</text:span><text:span text:style-name="T31_26"><text:s/></text:span><text:span text:style-name="T31_27">erilaista</text:span><text:span text:style-name="T31_28">.</text:span></text:p>
        </text:list-item>
        <text:list-item>
          <text:p text:style-name="P32"><text:span text:style-name="T32_1">Valitut</text:span><text:span text:style-name="T32_2"><text:s/></text:span><text:span text:style-name="T32_3">ideat</text:span><text:span text:style-name="T32_4"><text:s/></text:span><text:span text:style-name="T32_5">tuovat</text:span><text:span text:style-name="T32_6"><text:s/></text:span><text:span text:style-name="T32_7">bugeja</text:span><text:span text:style-name="T32_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cm" fo:padding-bottom="0cm" fo:margin-bottom="1cm" fo:padding-left="0cm" fo:margin-left="2cm" fo:padding-right="0cm" fo:margin-right="0.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